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.049cm" fo:border="0.06pt solid #d9d9e3"/>
    </style:style>
    <style:style style:name="P2" style:family="paragraph" style:parent-style-name="Preformatted_20_Text">
      <style:paragraph-properties fo:padding="0.049cm" fo:border="0.06pt solid #d9d9e3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Calibri1" fo:font-size="13pt" officeooo:rsid="00100062" officeooo:paragraph-rsid="00100062" style:font-size-asian="13pt" style:font-size-complex="13pt"/>
    </style:style>
    <style:style style:name="P4" style:family="paragraph" style:parent-style-name="Text_20_body">
      <style:paragraph-properties fo:text-align="start" style:justify-single-word="false"/>
      <style:text-properties fo:color="#000000" loext:opacity="100%" style:font-name="Calibri1" fo:font-size="13pt" officeooo:rsid="00100062" officeooo:paragraph-rsid="00100062" style:font-size-asian="13pt" style:font-size-complex="13pt"/>
    </style:style>
    <style:style style:name="P5" style:family="paragraph" style:parent-style-name="Preformatted_20_Text">
      <style:paragraph-properties fo:padding="0.049cm" fo:border="0.06pt solid #d9d9e3"/>
      <style:text-properties fo:font-size="13pt" style:font-size-asian="13pt" style:font-size-complex="13pt" loext:padding="0.049cm" loext:border="0.06pt solid #d9d9e3"/>
    </style:style>
    <style:style style:name="P6" style:family="paragraph" style:parent-style-name="Text_20_body">
      <style:paragraph-properties fo:text-align="start" style:justify-single-word="false"/>
      <style:text-properties fo:color="#000000" loext:opacity="100%" style:font-name="Calibri1" fo:font-size="13pt" officeooo:rsid="001154c3" officeooo:paragraph-rsid="00100062" style:font-size-asian="13pt" style:font-size-complex="13pt"/>
    </style:style>
    <style:style style:name="P7" style:family="paragraph" style:parent-style-name="Text_20_body">
      <style:paragraph-properties fo:padding="0.049cm" fo:border="0.06pt solid #d9d9e3"/>
      <style:text-properties fo:font-size="13pt" style:font-size-asian="13pt" style:font-size-complex="13pt"/>
    </style:style>
    <style:style style:name="P8" style:family="paragraph" style:parent-style-name="Text_20_body" style:list-style-name="L1">
      <style:paragraph-properties fo:margin-top="0cm" fo:margin-bottom="0cm" style:contextual-spacing="false" fo:padding="0.049cm" fo:border="0.06pt solid #d9d9e3"/>
      <style:text-properties fo:font-size="13pt" style:font-size-asian="13pt" style:font-size-complex="13pt"/>
    </style:style>
    <style:style style:name="P9" style:family="paragraph" style:parent-style-name="Text_20_body" style:list-style-name="L1">
      <style:paragraph-properties fo:padding="0.049cm" fo:border="0.06pt solid #d9d9e3"/>
      <style:text-properties fo:font-size="13pt" style:font-size-asian="13pt" style:font-size-complex="13pt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1154c3"/>
    </style:style>
    <style:style style:name="T3" style:family="text">
      <style:text-properties fo:font-size="13pt" style:font-size-asian="13pt" style:font-size-complex="13pt" loext:padding="0.049cm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SERCIZIO W4 D1</text:p>
      <text:p text:style-name="P4"><text:line-break/>Per risolvere questo problema, possiamo considerare diversi approcci di scheduling dei processi. Tra i metodi visti nella lezione teorica, uno dei più comuni è l'algoritmo di scheduling a round robin. Questo algoritmo assegna a ciascun processo un intervallo di tempo fisso chiamato "quant<text:span text:style-name="T2">o</text:span>" durante il quale il processo può essere eseguito. Dopo il completamento del quant<text:span text:style-name="T2">o</text:span>, il controllo passa al prossimo processo nella coda.</text:p>
      <text:p text:style-name="P7">Dato che <text:span text:style-name="T2">ci viene </text:span>specificato l'ordine di arrivo dei processi alla CPU (P1, P2, P3, P4), possiamo considerare questa sequenza come ordine iniziale nella coda di prontezza. Considereremo un quant<text:span text:style-name="T2">o</text:span> di 1 secondo per questo esempio.</text:p>
      <text:p text:style-name="P7">Ecco il diagramma approssimato del tempo di esecuzione dei processi:</text:p>
      <text:p text:style-name="P5"/>
      <text:p text:style-name="P2"><text:span text:style-name="Source_20_Text"><text:span text:style-name="T3">| P1 | P2 | P3 | P4 | P1 | P4 | P4 |</text:span></text:span></text:p>
      <text:p text:style-name="P2"><text:span text:style-name="Source_20_Text"><text:span text:style-name="T3">|----|----|----|----|----|----|----|</text:span></text:span></text:p>
      <text:p text:style-name="P1"><text:span text:style-name="Source_20_Text"><text:span text:style-name="T3">0 <text:s text:c="3"/>1 <text:s text:c="3"/>2 <text:s text:c="3"/>3 <text:s text:c="3"/>4 <text:s text:c="3"/>5 <text:s text:c="3"/>6 <text:s text:c="3"/>7 <text:s text:c="3"/>8</text:span></text:span></text:p>
      <text:p text:style-name="P7">Spiegazione:</text:p>
      <text:list text:style-name="L1">
        <text:list-item>
          <text:p text:style-name="P8">P1 inizia l'esecuzione per 1 secondo (quant<text:span text:style-name="T2">o</text:span>).</text:p>
        </text:list-item>
        <text:list-item>
          <text:p text:style-name="P8">P2 inizia l'esecuzione per 1 secondo.</text:p>
        </text:list-item>
        <text:list-item>
          <text:p text:style-name="P8">P3 inizia l'esecuzione per 1 secondo.</text:p>
        </text:list-item>
        <text:list-item>
          <text:p text:style-name="P8">P4 inizia l'esecuzione per 1 secondo.</text:p>
        </text:list-item>
        <text:list-item>
          <text:p text:style-name="P8">Ritorno a P1 per 1 secondo.</text:p>
        </text:list-item>
        <text:list-item>
          <text:p text:style-name="P8">P4 inizia l'esecuzione per 1 secondo (secondo giro).</text:p>
        </text:list-item>
        <text:list-item>
          <text:p text:style-name="P9">P4 continua l'esecuzione per 2 secondi (finendo il suo tempo di esecuzione totale).</text:p>
        </text:list-item>
      </text:list>
      <text:p text:style-name="P7">Questo approccio di scheduling aiuta a garantire una distribuzione equa del tempo di CPU tra i processi e può essere un buon modo per gestire processi di durata variabile. Tuttavia, l'efficacia può variare a seconda dei requisiti specifici del sistema.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it" fo:country="IT" style:letter-kerning="false" style:font-name-asian="Segoe UI" style:font-size-asian="11pt" style:language-asian="it" style:country-asian="IT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it" fo:country="IT" style:letter-kerning="false" style:font-name-asian="Segoe UI" style:font-size-asian="11pt" style:language-asian="it" style:country-asian="IT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aniel</meta:initial-creator>
    <meta:editing-cycles>26</meta:editing-cycles>
    <meta:print-date>2023-10-30T18:38:50.350000000</meta:print-date>
    <meta:creation-date>2023-03-28T23:48:00</meta:creation-date>
    <dc:date>2023-12-18T21:40:41.864000000</dc:date>
    <meta:editing-duration>PT2H12M35S</meta:editing-duration>
    <meta:generator>LibreOffice/7.5.5.2$Windows_X86_64 LibreOffice_project/ca8fe7424262805f223b9a2334bc7181abbcbf5e</meta:generator>
    <meta:document-statistic meta:table-count="0" meta:image-count="0" meta:object-count="0" meta:page-count="1" meta:paragraph-count="16" meta:word-count="245" meta:character-count="1449" meta:non-whitespace-character-count="1209"/>
    <meta:user-defined meta:name="AppVersion">12.0000</meta:user-defined>
    <meta:template xlink:type="simple" xlink:actuate="onRequest" xlink:title="Normal" xlink:href=""/>
  </office:meta>
</office:document-meta>
</file>